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1ac0f3"/>
    </style:style>
    <style:style style:name="P2" style:family="paragraph" style:parent-style-name="Footer">
      <style:text-properties officeooo:rsid="001ac0f3" officeooo:paragraph-rsid="001ac0f3"/>
    </style:style>
    <style:style style:name="P3" style:family="paragraph" style:parent-style-name="Text_20_body">
      <style:text-properties officeooo:paragraph-rsid="001ac0f3"/>
    </style:style>
    <style:style style:name="P4" style:family="paragraph" style:parent-style-name="Text_20_body">
      <style:text-properties officeooo:rsid="00264af6" officeooo:paragraph-rsid="00264af6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office:annotation><dc:creator>sge</dc:creator><dc:date>2017-07-13T11:59:21</dc:date><text:p text:style-name="P6"><text:span text:style-name="T1">do text if view.context_var('doc_intro')</text:span></text:p><text:p text:style-name="P6"><text:span text:style-name="T1">from pod(content=doc_intro.odt_file.data, format='odt', renamePageStyles=False)</text:span></text:p></office:annotation></text:p>
      <text:p text:style-name="Text_20_body"/>
      <text:p text:style-name="P4">Texte</text:p>
      <text:p text:style-name="P3"/>
      <text:p text:style-name="Standard"><office:annotation><dc:creator>sge</dc:creator><dc:date>2017-07-13T12:00:28</dc:date><text:p text:style-name="P6"><text:span text:style-name="T1">do text if view.context_var('doc_fin')</text:span></text:p><text:p text:style-name="P6"><text:span text:style-name="T1">from pod(content=doc_fin.odt_file.data, format='odt', renamePageStyles=False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0f3" officeooo:paragraph-rsid="001ac0f3"/>
    </style:style>
    <style:style style:name="MP2" style:family="paragraph" style:parent-style-name="Footer">
      <style:text-properties officeooo:rsid="001ac0f3" officeooo:paragraph-rsid="001ac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office:annotation><dc:creator>sge</dc:creator><dc:date>2017-07-13T11:52:04</dc:date><text:p>do text if view.context_var('doc_entete')</text:p><text:p>from pod(content=doc_entete.odt_file.data, format='odt', renamePageStyles=False)</text:p></office:annotation></text:p>
      </style:header>
      <style:footer>
        <text:p text:style-name="MP2"><office:annotation><dc:creator>sge</dc:creator><dc:date>2017-07-13T11:52:24</dc:date><text:p>do text if view.context_var('doc_pied_page')</text:p><text:p>from pod(content=doc_pied_page.odt_file.data, format='odt', renamePageStyles=False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2-18T14:12:21.363065418</dc:date>
    <dc:creator>sge</dc:creator>
    <meta:editing-duration>PT20M52S</meta:editing-duration>
    <meta:editing-cycles>26</meta:editing-cycles>
    <meta:document-statistic meta:table-count="0" meta:image-count="0" meta:object-count="0" meta:page-count="1" meta:paragraph-count="5" meta:word-count="1" meta:character-count="5" meta:non-whitespace-character-count="5"/>
  </office:meta>
</office:document-meta>
</file>